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4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_e+_1000MeV" table:style-name="ta1">
        <table:shapes>
          <draw:frame draw:z-index="0" draw:style-name="gr1" draw:text-style-name="P1" svg:width="30.588cm" svg:height="18.702cm" svg:x="26.123cm" svg:y="0cm">
            <draw:object draw:notify-on-update-of-ranges="'W_e+_1000MeV'.H5:'W_e+_1000MeV'.H104 'W_e+_1000MeV'.H2:'W_e+_1000MeV'.H2 'W_e+_1000MeV'.I5:'W_e+_1000MeV'.I104 'W_e+_1000MeV'.K5:'W_e+_1000MeV'.K104 'W_e+_1000MeV'.K2:'W_e+_1000MeV'.K2 'W_e+_1000MeV'.L5:'W_e+_1000MeV'.L104 'W_e+_1000MeV'.N5:'W_e+_1000MeV'.N104 'W_e+_1000MeV'.N2:'W_e+_1000MeV'.N2 'W_e+_1000MeV'.O5:'W_e+_1000MeV'.O104 'W_e+_1000MeV'.E5:'W_e+_1000MeV'.E104 'W_e+_1000MeV'.E2:'W_e+_1000MeV'.E2 'W_e+_1000MeV'.F5:'W_e+_1000MeV'.F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<text:s text:c="2"/>1D histogram 1: Edep (MeV/mm) along absorbers</text:p>
          </table:table-cell>
          <table:table-cell office:value-type="string" calcext:value-type="string">
            <text:p>1000 MeV</text:p>
          </table:table-cell>
          <table:table-cell table:number-columns-repeated="2"/>
          <table:table-cell office:value-type="string" calcext:value-type="string">
            <text:p>100 MeV</text:p>
          </table:table-cell>
          <table:table-cell table:number-columns-repeated="2"/>
          <table:table-cell office:value-type="string" calcext:value-type="string">
            <text:p>10 Mev</text:p>
          </table:table-cell>
          <table:table-cell table:number-columns-repeated="2"/>
          <table:table-cell office:value-type="string" calcext:value-type="string">
            <text:p>1 MeV</text:p>
          </table:table-cell>
          <table:table-cell table:number-columns-repeated="2"/>
          <table:table-cell office:value-type="string" calcext:value-type="string">
            <text:p>100 keV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806101" calcext:value-type="float">
            <text:p>0.180610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801022" calcext:value-type="float">
            <text:p>0.18010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786228" calcext:value-type="float">
            <text:p>0.17862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615748" calcext:value-type="float">
            <text:p>0.261574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032955" calcext:value-type="float">
            <text:p>0.1032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1860693" calcext:value-type="float">
            <text:p>0.186069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863223" calcext:value-type="float">
            <text:p>0.186322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848332" calcext:value-type="float">
            <text:p>0.184833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3509197" calcext:value-type="float">
            <text:p>0.350919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04549375" calcext:value-type="float">
            <text:p>0.004549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1892113" calcext:value-type="float">
            <text:p>0.189211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1894769" calcext:value-type="float">
            <text:p>0.189476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1884114" calcext:value-type="float">
            <text:p>0.188411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2732733" calcext:value-type="float">
            <text:p>0.273273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03591323" calcext:value-type="float">
            <text:p>0.0035913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1920225" calcext:value-type="float">
            <text:p>0.1920225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1913602" calcext:value-type="float">
            <text:p>0.1913602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1909333" calcext:value-type="float">
            <text:p>0.1909333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09530979" calcext:value-type="float">
            <text:p>0.09530979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003273133" calcext:value-type="float">
            <text:p>0.0032731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193328" calcext:value-type="float">
            <text:p>0.193328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1930103" calcext:value-type="float">
            <text:p>0.1930103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192205" calcext:value-type="float">
            <text:p>0.192205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06482828" calcext:value-type="float">
            <text:p>0.006482828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02988894" calcext:value-type="float">
            <text:p>0.0029888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1948325" calcext:value-type="float">
            <text:p>0.1948325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1945054" calcext:value-type="float">
            <text:p>0.194505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1939728" calcext:value-type="float">
            <text:p>0.1939728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03717382" calcext:value-type="float">
            <text:p>0.003717382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02460325" calcext:value-type="float">
            <text:p>0.002460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964241" calcext:value-type="float">
            <text:p>0.196424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1953946" calcext:value-type="float">
            <text:p>0.1953946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1964351" calcext:value-type="float">
            <text:p>0.196435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00314025" calcext:value-type="float">
            <text:p>0.0031402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002383658" calcext:value-type="float">
            <text:p>0.0023836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967438" calcext:value-type="float">
            <text:p>0.196743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96613" calcext:value-type="float">
            <text:p>0.19661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976688" calcext:value-type="float">
            <text:p>0.197668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0290061" calcext:value-type="float">
            <text:p>0.0029006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02101262" calcext:value-type="float">
            <text:p>0.0021012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1979881" calcext:value-type="float">
            <text:p>0.197988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1961708" calcext:value-type="float">
            <text:p>0.1961708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2000774" calcext:value-type="float">
            <text:p>0.200077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02577115" calcext:value-type="float">
            <text:p>0.00257711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018999" calcext:value-type="float">
            <text:p>0.0018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1997384" calcext:value-type="float">
            <text:p>0.199738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1979734" calcext:value-type="float">
            <text:p>0.197973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2015343" calcext:value-type="float">
            <text:p>0.201534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02341654" calcext:value-type="float">
            <text:p>0.00234165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01713785" calcext:value-type="float">
            <text:p>0.0017137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5" calcext:value-type="float">
            <text:p>1.05</text:p>
          </table:table-cell>
          <table:table-cell office:value-type="float" office:value="0.2000699" calcext:value-type="float">
            <text:p>0.2000699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1985196" calcext:value-type="float">
            <text:p>0.1985196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2041393" calcext:value-type="float">
            <text:p>0.2041393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2164602" calcext:value-type="float">
            <text:p>0.00216460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1563719" calcext:value-type="float">
            <text:p>0.0015637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5" calcext:value-type="float">
            <text:p>1.15</text:p>
          </table:table-cell>
          <table:table-cell office:value-type="float" office:value="0.2011204" calcext:value-type="float">
            <text:p>0.2011204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1992635" calcext:value-type="float">
            <text:p>0.1992635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2052947" calcext:value-type="float">
            <text:p>0.2052947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001890606" calcext:value-type="float">
            <text:p>0.001890606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001512081" calcext:value-type="float">
            <text:p>0.001512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.25</text:p>
          </table:table-cell>
          <table:table-cell office:value-type="float" office:value="0.2019379" calcext:value-type="float">
            <text:p>0.2019379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1994449" calcext:value-type="float">
            <text:p>0.1994449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2077838" calcext:value-type="float">
            <text:p>0.2077838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001836109" calcext:value-type="float">
            <text:p>0.001836109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00138812" calcext:value-type="float">
            <text:p>0.001388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022449" calcext:value-type="float">
            <text:p>0.2022449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2000727" calcext:value-type="float">
            <text:p>0.2000727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2111403" calcext:value-type="float">
            <text:p>0.2111403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0016874" calcext:value-type="float">
            <text:p>0.0016874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001346457" calcext:value-type="float">
            <text:p>0.0013464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5" calcext:value-type="float">
            <text:p>1.45</text:p>
          </table:table-cell>
          <table:table-cell office:value-type="float" office:value="0.203607" calcext:value-type="float">
            <text:p>0.203607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200037" calcext:value-type="float">
            <text:p>0.200037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2133789" calcext:value-type="float">
            <text:p>0.2133789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001519849" calcext:value-type="float">
            <text:p>0.001519849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001198929" calcext:value-type="float">
            <text:p>0.0011989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.2042354" calcext:value-type="float">
            <text:p>0.2042354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200168" calcext:value-type="float">
            <text:p>0.200168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2162298" calcext:value-type="float">
            <text:p>0.2162298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001308284" calcext:value-type="float">
            <text:p>0.001308284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001002064" calcext:value-type="float">
            <text:p>0.0010020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5" calcext:value-type="float">
            <text:p>1.65</text:p>
          </table:table-cell>
          <table:table-cell office:value-type="float" office:value="0.2045194" calcext:value-type="float">
            <text:p>0.2045194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2017106" calcext:value-type="float">
            <text:p>0.2017106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2180399" calcext:value-type="float">
            <text:p>0.2180399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00127467" calcext:value-type="float">
            <text:p>0.00127467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001001803" calcext:value-type="float">
            <text:p>0.0010018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5" calcext:value-type="float">
            <text:p>1.75</text:p>
          </table:table-cell>
          <table:table-cell office:value-type="float" office:value="0.2045561" calcext:value-type="float">
            <text:p>0.2045561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2022098" calcext:value-type="float">
            <text:p>0.2022098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2220211" calcext:value-type="float">
            <text:p>0.2220211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001303548" calcext:value-type="float">
            <text:p>0.001303548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001012789" calcext:value-type="float">
            <text:p>0.0010127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85" calcext:value-type="float">
            <text:p>1.85</text:p>
          </table:table-cell>
          <table:table-cell office:value-type="float" office:value="0.2057293" calcext:value-type="float">
            <text:p>0.2057293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2025674" calcext:value-type="float">
            <text:p>0.2025674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2246939" calcext:value-type="float">
            <text:p>0.2246939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00111128" calcext:value-type="float">
            <text:p>0.00111128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0009396476" calcext:value-type="float">
            <text:p>0.00093964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5" calcext:value-type="float">
            <text:p>1.95</text:p>
          </table:table-cell>
          <table:table-cell office:value-type="float" office:value="0.2071796" calcext:value-type="float">
            <text:p>0.2071796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2033199" calcext:value-type="float">
            <text:p>0.2033199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228635" calcext:value-type="float">
            <text:p>0.228635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00109601" calcext:value-type="float">
            <text:p>0.00109601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0008214351" calcext:value-type="float">
            <text:p>0.00082143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5" calcext:value-type="float">
            <text:p>2.05</text:p>
          </table:table-cell>
          <table:table-cell office:value-type="float" office:value="0.2066785" calcext:value-type="float">
            <text:p>0.2066785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2030765" calcext:value-type="float">
            <text:p>0.2030765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230606" calcext:value-type="float">
            <text:p>0.230606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0009353787" calcext:value-type="float">
            <text:p>0.0009353787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0007398105" calcext:value-type="float">
            <text:p>0.00073981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15" calcext:value-type="float">
            <text:p>2.15</text:p>
          </table:table-cell>
          <table:table-cell office:value-type="float" office:value="0.2078497" calcext:value-type="float">
            <text:p>0.2078497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0.2043007" calcext:value-type="float">
            <text:p>0.2043007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0.2334104" calcext:value-type="float">
            <text:p>0.2334104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0.000967555" calcext:value-type="float">
            <text:p>0.000967555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0.000695899" calcext:value-type="float">
            <text:p>0.0006958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5" calcext:value-type="float">
            <text:p>2.25</text:p>
          </table:table-cell>
          <table:table-cell office:value-type="float" office:value="0.2079629" calcext:value-type="float">
            <text:p>0.2079629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2037211" calcext:value-type="float">
            <text:p>0.2037211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2348715" calcext:value-type="float">
            <text:p>0.2348715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0008770034" calcext:value-type="float">
            <text:p>0.0008770034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000739061" calcext:value-type="float">
            <text:p>0.0007390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35" calcext:value-type="float">
            <text:p>2.35</text:p>
          </table:table-cell>
          <table:table-cell office:value-type="float" office:value="0.2094267" calcext:value-type="float">
            <text:p>0.2094267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0.205091" calcext:value-type="float">
            <text:p>0.205091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0.2394892" calcext:value-type="float">
            <text:p>0.2394892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0.0008139537" calcext:value-type="float">
            <text:p>0.0008139537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0.000611807" calcext:value-type="float">
            <text:p>0.0006118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45" calcext:value-type="float">
            <text:p>2.45</text:p>
          </table:table-cell>
          <table:table-cell office:value-type="float" office:value="0.2091468" calcext:value-type="float">
            <text:p>0.2091468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0.2045441" calcext:value-type="float">
            <text:p>0.2045441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0.2386031" calcext:value-type="float">
            <text:p>0.2386031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0.0008056254" calcext:value-type="float">
            <text:p>0.0008056254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0.0006173736" calcext:value-type="float">
            <text:p>0.00061737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55" calcext:value-type="float">
            <text:p>2.55</text:p>
          </table:table-cell>
          <table:table-cell office:value-type="float" office:value="0.2103662" calcext:value-type="float">
            <text:p>0.2103662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2048406" calcext:value-type="float">
            <text:p>0.2048406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2395551" calcext:value-type="float">
            <text:p>0.2395551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0006354923" calcext:value-type="float">
            <text:p>0.0006354923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0005921541" calcext:value-type="float">
            <text:p>0.00059215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65" calcext:value-type="float">
            <text:p>2.65</text:p>
          </table:table-cell>
          <table:table-cell office:value-type="float" office:value="0.2104688" calcext:value-type="float">
            <text:p>0.2104688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0.2061749" calcext:value-type="float">
            <text:p>0.2061749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0.2394343" calcext:value-type="float">
            <text:p>0.2394343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0.0007453799" calcext:value-type="float">
            <text:p>0.0007453799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0.0005633429" calcext:value-type="float">
            <text:p>0.00056334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75" calcext:value-type="float">
            <text:p>2.75</text:p>
          </table:table-cell>
          <table:table-cell office:value-type="float" office:value="0.2119561" calcext:value-type="float">
            <text:p>0.2119561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.205429" calcext:value-type="float">
            <text:p>0.205429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.2395704" calcext:value-type="float">
            <text:p>0.2395704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.000638995" calcext:value-type="float">
            <text:p>0.000638995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.0005144589" calcext:value-type="float">
            <text:p>0.00051445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85" calcext:value-type="float">
            <text:p>2.85</text:p>
          </table:table-cell>
          <table:table-cell office:value-type="float" office:value="0.2118964" calcext:value-type="float">
            <text:p>0.2118964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0.2063081" calcext:value-type="float">
            <text:p>0.2063081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0.2380764" calcext:value-type="float">
            <text:p>0.2380764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0.0006521077" calcext:value-type="float">
            <text:p>0.0006521077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0.0004330344" calcext:value-type="float">
            <text:p>0.00043303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95" calcext:value-type="float">
            <text:p>2.95</text:p>
          </table:table-cell>
          <table:table-cell office:value-type="float" office:value="0.2131049" calcext:value-type="float">
            <text:p>0.2131049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0.2057584" calcext:value-type="float">
            <text:p>0.2057584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0.2358035" calcext:value-type="float">
            <text:p>0.2358035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0.0005837631" calcext:value-type="float">
            <text:p>0.0005837631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0.0004997526" calcext:value-type="float">
            <text:p>0.00049975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5" calcext:value-type="float">
            <text:p>3.05</text:p>
          </table:table-cell>
          <table:table-cell office:value-type="float" office:value="0.212631" calcext:value-type="float">
            <text:p>0.212631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0.2069002" calcext:value-type="float">
            <text:p>0.2069002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0.2303796" calcext:value-type="float">
            <text:p>0.2303796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0.0005682488" calcext:value-type="float">
            <text:p>0.0005682488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0.0004460747" calcext:value-type="float">
            <text:p>0.00044607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15" calcext:value-type="float">
            <text:p>3.15</text:p>
          </table:table-cell>
          <table:table-cell office:value-type="float" office:value="0.2136421" calcext:value-type="float">
            <text:p>0.2136421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2066016" calcext:value-type="float">
            <text:p>0.2066016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2252357" calcext:value-type="float">
            <text:p>0.2252357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0004663076" calcext:value-type="float">
            <text:p>0.0004663076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0.0003854507" calcext:value-type="float">
            <text:p>0.00038545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25" calcext:value-type="float">
            <text:p>3.25</text:p>
          </table:table-cell>
          <table:table-cell office:value-type="float" office:value="0.2146885" calcext:value-type="float">
            <text:p>0.2146885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2066108" calcext:value-type="float">
            <text:p>0.2066108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2201741" calcext:value-type="float">
            <text:p>0.2201741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000539225" calcext:value-type="float">
            <text:p>0.000539225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0003951912" calcext:value-type="float">
            <text:p>0.00039519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35" calcext:value-type="float">
            <text:p>3.35</text:p>
          </table:table-cell>
          <table:table-cell office:value-type="float" office:value="0.2154884" calcext:value-type="float">
            <text:p>0.2154884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0.2084338" calcext:value-type="float">
            <text:p>0.2084338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0.213448" calcext:value-type="float">
            <text:p>0.213448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0.0004597187" calcext:value-type="float">
            <text:p>0.0004597187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0.0003587193" calcext:value-type="float">
            <text:p>0.00035871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45" calcext:value-type="float">
            <text:p>3.45</text:p>
          </table:table-cell>
          <table:table-cell office:value-type="float" office:value="0.2158924" calcext:value-type="float">
            <text:p>0.2158924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2085577" calcext:value-type="float">
            <text:p>0.2085577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2061997" calcext:value-type="float">
            <text:p>0.2061997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0004585603" calcext:value-type="float">
            <text:p>0.0004585603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0.0003811027" calcext:value-type="float">
            <text:p>0.00038110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55" calcext:value-type="float">
            <text:p>3.55</text:p>
          </table:table-cell>
          <table:table-cell office:value-type="float" office:value="0.2167595" calcext:value-type="float">
            <text:p>0.2167595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0.208679" calcext:value-type="float">
            <text:p>0.208679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0.1938923" calcext:value-type="float">
            <text:p>0.1938923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0.000444584" calcext:value-type="float">
            <text:p>0.000444584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0.0003215734" calcext:value-type="float">
            <text:p>0.00032157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65" calcext:value-type="float">
            <text:p>3.65</text:p>
          </table:table-cell>
          <table:table-cell office:value-type="float" office:value="0.2167358" calcext:value-type="float">
            <text:p>0.2167358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0.2095907" calcext:value-type="float">
            <text:p>0.2095907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0.1840571" calcext:value-type="float">
            <text:p>0.1840571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0.0004336342" calcext:value-type="float">
            <text:p>0.0004336342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0.0003242173" calcext:value-type="float">
            <text:p>0.00032421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75" calcext:value-type="float">
            <text:p>3.75</text:p>
          </table:table-cell>
          <table:table-cell office:value-type="float" office:value="0.2165994" calcext:value-type="float">
            <text:p>0.2165994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.2084416" calcext:value-type="float">
            <text:p>0.2084416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.173147" calcext:value-type="float">
            <text:p>0.173147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.0004292683" calcext:value-type="float">
            <text:p>0.0004292683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.0002782517" calcext:value-type="float">
            <text:p>0.00027825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85" calcext:value-type="float">
            <text:p>3.85</text:p>
          </table:table-cell>
          <table:table-cell office:value-type="float" office:value="0.2177839" calcext:value-type="float">
            <text:p>0.2177839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0.2092711" calcext:value-type="float">
            <text:p>0.2092711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0.1588771" calcext:value-type="float">
            <text:p>0.1588771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0.0003196392" calcext:value-type="float">
            <text:p>0.0003196392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0.0002983712" calcext:value-type="float">
            <text:p>0.00029837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95" calcext:value-type="float">
            <text:p>3.95</text:p>
          </table:table-cell>
          <table:table-cell office:value-type="float" office:value="0.2183702" calcext:value-type="float">
            <text:p>0.2183702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0.2085103" calcext:value-type="float">
            <text:p>0.2085103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0.1448317" calcext:value-type="float">
            <text:p>0.1448317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0.000344969" calcext:value-type="float">
            <text:p>0.000344969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0.0003009566" calcext:value-type="float">
            <text:p>0.00030095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5" calcext:value-type="float">
            <text:p>4.05</text:p>
          </table:table-cell>
          <table:table-cell office:value-type="float" office:value="0.2190551" calcext:value-type="float">
            <text:p>0.2190551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0.2096686" calcext:value-type="float">
            <text:p>0.2096686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0.1307153" calcext:value-type="float">
            <text:p>0.1307153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0.0003325344" calcext:value-type="float">
            <text:p>0.0003325344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0.0002479856" calcext:value-type="float">
            <text:p>0.00024798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15" calcext:value-type="float">
            <text:p>4.15</text:p>
          </table:table-cell>
          <table:table-cell office:value-type="float" office:value="0.2200252" calcext:value-type="float">
            <text:p>0.2200252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0.2091824" calcext:value-type="float">
            <text:p>0.2091824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0.1151444" calcext:value-type="float">
            <text:p>0.1151444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0.0003355601" calcext:value-type="float">
            <text:p>0.0003355601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0.0002655011" calcext:value-type="float">
            <text:p>0.00026550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25" calcext:value-type="float">
            <text:p>4.25</text:p>
          </table:table-cell>
          <table:table-cell office:value-type="float" office:value="0.219861" calcext:value-type="float">
            <text:p>0.219861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0.2098534" calcext:value-type="float">
            <text:p>0.2098534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0.1001102" calcext:value-type="float">
            <text:p>0.1001102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0.0002837921" calcext:value-type="float">
            <text:p>0.0002837921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0.0002508765" calcext:value-type="float">
            <text:p>0.00025087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35" calcext:value-type="float">
            <text:p>4.35</text:p>
          </table:table-cell>
          <table:table-cell office:value-type="float" office:value="0.2208189" calcext:value-type="float">
            <text:p>0.2208189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0.2097643" calcext:value-type="float">
            <text:p>0.2097643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0.08396521" calcext:value-type="float">
            <text:p>0.08396521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0.0002667135" calcext:value-type="float">
            <text:p>0.0002667135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0.000191968" calcext:value-type="float">
            <text:p>0.0001919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45" calcext:value-type="float">
            <text:p>4.45</text:p>
          </table:table-cell>
          <table:table-cell office:value-type="float" office:value="0.2210708" calcext:value-type="float">
            <text:p>0.2210708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0.2108656" calcext:value-type="float">
            <text:p>0.2108656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0.06937406" calcext:value-type="float">
            <text:p>0.06937406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0.0002877749" calcext:value-type="float">
            <text:p>0.0002877749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0.0002207316" calcext:value-type="float">
            <text:p>0.00022073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55" calcext:value-type="float">
            <text:p>4.55</text:p>
          </table:table-cell>
          <table:table-cell office:value-type="float" office:value="0.2222616" calcext:value-type="float">
            <text:p>0.2222616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0.2101779" calcext:value-type="float">
            <text:p>0.2101779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0.05491941" calcext:value-type="float">
            <text:p>0.05491941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0.0002304862" calcext:value-type="float">
            <text:p>0.0002304862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0.00021907" calcext:value-type="float">
            <text:p>0.000219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65" calcext:value-type="float">
            <text:p>4.65</text:p>
          </table:table-cell>
          <table:table-cell office:value-type="float" office:value="0.2220608" calcext:value-type="float">
            <text:p>0.2220608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0.2102428" calcext:value-type="float">
            <text:p>0.2102428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0.04201624" calcext:value-type="float">
            <text:p>0.04201624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0.0002350087" calcext:value-type="float">
            <text:p>0.0002350087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0.0002455149" calcext:value-type="float">
            <text:p>0.00024551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75" calcext:value-type="float">
            <text:p>4.75</text:p>
          </table:table-cell>
          <table:table-cell office:value-type="float" office:value="0.2227227" calcext:value-type="float">
            <text:p>0.2227227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0.2107938" calcext:value-type="float">
            <text:p>0.2107938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0.03096934" calcext:value-type="float">
            <text:p>0.03096934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0.0002058888" calcext:value-type="float">
            <text:p>0.0002058888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0.0002127591" calcext:value-type="float">
            <text:p>0.00021275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85" calcext:value-type="float">
            <text:p>4.85</text:p>
          </table:table-cell>
          <table:table-cell office:value-type="float" office:value="0.2218966" calcext:value-type="float">
            <text:p>0.2218966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2098412" calcext:value-type="float">
            <text:p>0.2098412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02244555" calcext:value-type="float">
            <text:p>0.02244555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0002311056" calcext:value-type="float">
            <text:p>0.0002311056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0001801107" calcext:value-type="float">
            <text:p>0.00018011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95" calcext:value-type="float">
            <text:p>4.95</text:p>
          </table:table-cell>
          <table:table-cell office:value-type="float" office:value="0.2207387" calcext:value-type="float">
            <text:p>0.2207387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2074417" calcext:value-type="float">
            <text:p>0.2074417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01465199" calcext:value-type="float">
            <text:p>0.01465199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0002348473" calcext:value-type="float">
            <text:p>0.0002348473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0001727204" calcext:value-type="float">
            <text:p>0.0001727204</text:p>
          </table:table-cell>
        </table:table-row>
        <table:table-row table:style-name="ro1">
          <table:table-cell table:number-columns-repeated="11"/>
          <table:table-cell table:formula="of:=MAX([.L5:.L54])" office:value-type="float" office:value="0.3509197" calcext:value-type="float">
            <text:p>0.35091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02:19:40.635693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1T02:20:30.174624025</dc:date>
    <meta:editing-duration>PT3H24M29S</meta:editing-duration>
    <meta:editing-cycles>10</meta:editing-cycles>
    <meta:generator>LibreOffice/6.4.7.2$Linux_X86_64 LibreOffice_project/40$Build-2</meta:generator>
    <meta:document-statistic meta:table-count="1" meta:cell-count="56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589cm" svg:height="18.703cm" xlink:href=".." xlink:type="simple" chart:class="chart:scatter" chart:style-name="ch1">
        <chart:title svg:x="6.946cm" svg:y="0.195cm" chart:style-name="ch2">
          <text:p>Edep (MeV/mm) of positrons along 5 cm water</text:p>
        </chart:title>
        <chart:legend chart:legend-position="end" svg:x="24.173cm" svg:y="1.609cm" style:legend-expansion="custom" chartooo:width="4.914cm" chartooo:height="7.795cm" style:legend-expansion-aspect-ratio="0.630404105195638" chart:style-name="ch3"/>
        <chart:plot-area chart:style-name="ch4" table:cell-range-address="'W_e+_1000MeV'.H5:'W_e+_1000MeV'.I104 'W_e+_1000MeV'.H2:'W_e+_1000MeV'.H2 'W_e+_1000MeV'.K2:'W_e+_1000MeV'.K2 'W_e+_1000MeV'.L5:'W_e+_1000MeV'.L104 'W_e+_1000MeV'.N2:'W_e+_1000MeV'.N2 'W_e+_1000MeV'.O5:'W_e+_1000MeV'.O104 'W_e+_1000MeV'.E2:'W_e+_1000MeV'.E2 'W_e+_1000MeV'.F5:'W_e+_1000MeV'.F104" chart:data-source-has-labels="row" svg:x="1.658cm" svg:y="1.41cm" svg:width="27.522cm" svg:height="16.293cm">
          <chartooo:coordinate-region svg:x="2.57cm" svg:y="1.609cm" svg:width="26.516cm" svg:height="15.447cm"/>
          <chart:axis chart:dimension="x" chart:name="primary-x" chart:style-name="ch5">
            <chart:title svg:x="14.001cm" svg:y="17.803cm" chart:style-name="ch6">
              <text:p>Depth (cm)</text:p>
            </chart:title>
          </chart:axis>
          <chart:axis chart:dimension="y" chart:name="primary-y" chart:style-name="ch5">
            <chart:title svg:x="0.398cm" svg:y="12cm" chart:style-name="ch7">
              <text:p>Edep (MeV/mm)</text:p>
            </chart:title>
            <chart:grid chart:style-name="ch8" chart:class="major"/>
          </chart:axis>
          <chart:series chart:style-name="ch9" chart:values-cell-range-address="'W_e+_1000MeV'.I5:'W_e+_1000MeV'.I104" chart:label-cell-address="'W_e+_1000MeV'.H2:'W_e+_1000MeV'.H2" chart:class="chart:scatter">
            <chart:domain table:cell-range-address="'W_e+_1000MeV'.H5:'W_e+_1000MeV'.H104"/>
            <chart:data-point chart:repeated="100"/>
          </chart:series>
          <chart:series chart:style-name="ch10" chart:values-cell-range-address="'W_e+_1000MeV'.L5:'W_e+_1000MeV'.L104" chart:label-cell-address="'W_e+_1000MeV'.K2:'W_e+_1000MeV'.K2" chart:class="chart:scatter">
            <chart:domain table:cell-range-address="'W_e+_1000MeV'.K5:'W_e+_1000MeV'.K104"/>
            <chart:data-point chart:repeated="100"/>
          </chart:series>
          <chart:series chart:style-name="ch11" chart:values-cell-range-address="'W_e+_1000MeV'.O5:'W_e+_1000MeV'.O104" chart:label-cell-address="'W_e+_1000MeV'.N2:'W_e+_1000MeV'.N2" chart:class="chart:scatter">
            <chart:domain table:cell-range-address="'W_e+_1000MeV'.N5:'W_e+_1000MeV'.N104"/>
            <chart:data-point chart:repeated="100"/>
          </chart:series>
          <chart:series chart:style-name="ch12" chart:values-cell-range-address="'W_e+_1000MeV'.F5:'W_e+_1000MeV'.F104" chart:label-cell-address="'W_e+_1000MeV'.E2:'W_e+_1000MeV'.E2" chart:class="chart:scatter">
            <chart:domain table:cell-range-address="'W_e+_1000MeV'.E5:'W_e+_1000MeV'.E104"/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10 Mev</text:p>
                <draw:g>
                  <svg:desc>'W_e+_1000MeV'.H2:'W_e+_1000MeV'.H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1 MeV</text:p>
                <draw:g>
                  <svg:desc>'W_e+_1000MeV'.K2:'W_e+_1000MeV'.K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100 keV</text:p>
                <draw:g>
                  <svg:desc>'W_e+_1000MeV'.N2:'W_e+_1000MeV'.N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00 MeV</text:p>
                <draw:g>
                  <svg:desc>'W_e+_1000MeV'.E2:'W_e+_1000MeV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W_e+_1000MeV'.H5:'W_e+_1000MeV'.H104</svg:desc>
                </draw:g>
              </table:table-cell>
              <table:table-cell office:value-type="float" office:value="0.1786228">
                <text:p>0.1786228</text:p>
                <draw:g>
                  <svg:desc>'W_e+_1000MeV'.I5:'W_e+_1000MeV'.I104</svg:desc>
                </draw:g>
              </table:table-cell>
              <table:table-cell office:value-type="float" office:value="0.05">
                <text:p>0.05</text:p>
                <draw:g>
                  <svg:desc>'W_e+_1000MeV'.K5:'W_e+_1000MeV'.K104</svg:desc>
                </draw:g>
              </table:table-cell>
              <table:table-cell office:value-type="float" office:value="0.2615748">
                <text:p>0.2615748</text:p>
                <draw:g>
                  <svg:desc>'W_e+_1000MeV'.L5:'W_e+_1000MeV'.L104</svg:desc>
                </draw:g>
              </table:table-cell>
              <table:table-cell office:value-type="float" office:value="0.05">
                <text:p>0.05</text:p>
                <draw:g>
                  <svg:desc>'W_e+_1000MeV'.N5:'W_e+_1000MeV'.N104</svg:desc>
                </draw:g>
              </table:table-cell>
              <table:table-cell office:value-type="float" office:value="0.1032955">
                <text:p>0.1032955</text:p>
                <draw:g>
                  <svg:desc>'W_e+_1000MeV'.O5:'W_e+_1000MeV'.O104</svg:desc>
                </draw:g>
              </table:table-cell>
              <table:table-cell office:value-type="float" office:value="0.05">
                <text:p>0.05</text:p>
                <draw:g>
                  <svg:desc>'W_e+_1000MeV'.E5:'W_e+_1000MeV'.E104</svg:desc>
                </draw:g>
              </table:table-cell>
              <table:table-cell office:value-type="float" office:value="0.1801022">
                <text:p>0.1801022</text:p>
                <draw:g>
                  <svg:desc>'W_e+_1000MeV'.F5:'W_e+_1000MeV'.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1848332">
                <text:p>0.1848332</text:p>
              </table:table-cell>
              <table:table-cell office:value-type="float" office:value="0.15">
                <text:p>0.15</text:p>
              </table:table-cell>
              <table:table-cell office:value-type="float" office:value="0.3509197">
                <text:p>0.3509197</text:p>
              </table:table-cell>
              <table:table-cell office:value-type="float" office:value="0.15">
                <text:p>0.15</text:p>
              </table:table-cell>
              <table:table-cell office:value-type="float" office:value="0.004549375">
                <text:p>0.004549375</text:p>
              </table:table-cell>
              <table:table-cell office:value-type="float" office:value="0.15">
                <text:p>0.15</text:p>
              </table:table-cell>
              <table:table-cell office:value-type="float" office:value="0.1863223">
                <text:p>0.1863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1884114">
                <text:p>0.1884114</text:p>
              </table:table-cell>
              <table:table-cell office:value-type="float" office:value="0.25">
                <text:p>0.25</text:p>
              </table:table-cell>
              <table:table-cell office:value-type="float" office:value="0.2732733">
                <text:p>0.2732733</text:p>
              </table:table-cell>
              <table:table-cell office:value-type="float" office:value="0.25">
                <text:p>0.25</text:p>
              </table:table-cell>
              <table:table-cell office:value-type="float" office:value="0.003591323">
                <text:p>0.003591323</text:p>
              </table:table-cell>
              <table:table-cell office:value-type="float" office:value="0.25">
                <text:p>0.25</text:p>
              </table:table-cell>
              <table:table-cell office:value-type="float" office:value="0.1894769">
                <text:p>0.1894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1909333">
                <text:p>0.1909333</text:p>
              </table:table-cell>
              <table:table-cell office:value-type="float" office:value="0.35">
                <text:p>0.35</text:p>
              </table:table-cell>
              <table:table-cell office:value-type="float" office:value="0.09530979">
                <text:p>0.09530979</text:p>
              </table:table-cell>
              <table:table-cell office:value-type="float" office:value="0.35">
                <text:p>0.35</text:p>
              </table:table-cell>
              <table:table-cell office:value-type="float" office:value="0.003273133">
                <text:p>0.003273133</text:p>
              </table:table-cell>
              <table:table-cell office:value-type="float" office:value="0.35">
                <text:p>0.35</text:p>
              </table:table-cell>
              <table:table-cell office:value-type="float" office:value="0.1913602">
                <text:p>0.1913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0.192205">
                <text:p>0.192205</text:p>
              </table:table-cell>
              <table:table-cell office:value-type="float" office:value="0.45">
                <text:p>0.45</text:p>
              </table:table-cell>
              <table:table-cell office:value-type="float" office:value="0.006482828">
                <text:p>0.006482828</text:p>
              </table:table-cell>
              <table:table-cell office:value-type="float" office:value="0.45">
                <text:p>0.45</text:p>
              </table:table-cell>
              <table:table-cell office:value-type="float" office:value="0.002988894">
                <text:p>0.002988894</text:p>
              </table:table-cell>
              <table:table-cell office:value-type="float" office:value="0.45">
                <text:p>0.45</text:p>
              </table:table-cell>
              <table:table-cell office:value-type="float" office:value="0.1930103">
                <text:p>0.1930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">
                <text:p>0.55</text:p>
              </table:table-cell>
              <table:table-cell office:value-type="float" office:value="0.1939728">
                <text:p>0.1939728</text:p>
              </table:table-cell>
              <table:table-cell office:value-type="float" office:value="0.55">
                <text:p>0.55</text:p>
              </table:table-cell>
              <table:table-cell office:value-type="float" office:value="0.003717382">
                <text:p>0.003717382</text:p>
              </table:table-cell>
              <table:table-cell office:value-type="float" office:value="0.55">
                <text:p>0.55</text:p>
              </table:table-cell>
              <table:table-cell office:value-type="float" office:value="0.002460325">
                <text:p>0.002460325</text:p>
              </table:table-cell>
              <table:table-cell office:value-type="float" office:value="0.55">
                <text:p>0.55</text:p>
              </table:table-cell>
              <table:table-cell office:value-type="float" office:value="0.1945054">
                <text:p>0.1945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">
                <text:p>0.65</text:p>
              </table:table-cell>
              <table:table-cell office:value-type="float" office:value="0.1964351">
                <text:p>0.1964351</text:p>
              </table:table-cell>
              <table:table-cell office:value-type="float" office:value="0.65">
                <text:p>0.65</text:p>
              </table:table-cell>
              <table:table-cell office:value-type="float" office:value="0.00314025">
                <text:p>0.00314025</text:p>
              </table:table-cell>
              <table:table-cell office:value-type="float" office:value="0.65">
                <text:p>0.65</text:p>
              </table:table-cell>
              <table:table-cell office:value-type="float" office:value="0.002383658">
                <text:p>0.002383658</text:p>
              </table:table-cell>
              <table:table-cell office:value-type="float" office:value="0.65">
                <text:p>0.65</text:p>
              </table:table-cell>
              <table:table-cell office:value-type="float" office:value="0.1953946">
                <text:p>0.1953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0.1976688">
                <text:p>0.1976688</text:p>
              </table:table-cell>
              <table:table-cell office:value-type="float" office:value="0.75">
                <text:p>0.75</text:p>
              </table:table-cell>
              <table:table-cell office:value-type="float" office:value="0.00290061">
                <text:p>0.00290061</text:p>
              </table:table-cell>
              <table:table-cell office:value-type="float" office:value="0.75">
                <text:p>0.75</text:p>
              </table:table-cell>
              <table:table-cell office:value-type="float" office:value="0.002101262">
                <text:p>0.002101262</text:p>
              </table:table-cell>
              <table:table-cell office:value-type="float" office:value="0.75">
                <text:p>0.75</text:p>
              </table:table-cell>
              <table:table-cell office:value-type="float" office:value="0.196613">
                <text:p>0.196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">
                <text:p>0.85</text:p>
              </table:table-cell>
              <table:table-cell office:value-type="float" office:value="0.2000774">
                <text:p>0.2000774</text:p>
              </table:table-cell>
              <table:table-cell office:value-type="float" office:value="0.85">
                <text:p>0.85</text:p>
              </table:table-cell>
              <table:table-cell office:value-type="float" office:value="0.002577115">
                <text:p>0.002577115</text:p>
              </table:table-cell>
              <table:table-cell office:value-type="float" office:value="0.85">
                <text:p>0.85</text:p>
              </table:table-cell>
              <table:table-cell office:value-type="float" office:value="0.0018999">
                <text:p>0.0018999</text:p>
              </table:table-cell>
              <table:table-cell office:value-type="float" office:value="0.85">
                <text:p>0.85</text:p>
              </table:table-cell>
              <table:table-cell office:value-type="float" office:value="0.1961708">
                <text:p>0.1961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">
                <text:p>0.95</text:p>
              </table:table-cell>
              <table:table-cell office:value-type="float" office:value="0.2015343">
                <text:p>0.2015343</text:p>
              </table:table-cell>
              <table:table-cell office:value-type="float" office:value="0.95">
                <text:p>0.95</text:p>
              </table:table-cell>
              <table:table-cell office:value-type="float" office:value="0.002341654">
                <text:p>0.002341654</text:p>
              </table:table-cell>
              <table:table-cell office:value-type="float" office:value="0.95">
                <text:p>0.95</text:p>
              </table:table-cell>
              <table:table-cell office:value-type="float" office:value="0.001713785">
                <text:p>0.001713785</text:p>
              </table:table-cell>
              <table:table-cell office:value-type="float" office:value="0.95">
                <text:p>0.95</text:p>
              </table:table-cell>
              <table:table-cell office:value-type="float" office:value="0.1979734">
                <text:p>0.1979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">
                <text:p>1.05</text:p>
              </table:table-cell>
              <table:table-cell office:value-type="float" office:value="0.2041393">
                <text:p>0.2041393</text:p>
              </table:table-cell>
              <table:table-cell office:value-type="float" office:value="1.05">
                <text:p>1.05</text:p>
              </table:table-cell>
              <table:table-cell office:value-type="float" office:value="0.002164602">
                <text:p>0.002164602</text:p>
              </table:table-cell>
              <table:table-cell office:value-type="float" office:value="1.05">
                <text:p>1.05</text:p>
              </table:table-cell>
              <table:table-cell office:value-type="float" office:value="0.001563719">
                <text:p>0.001563719</text:p>
              </table:table-cell>
              <table:table-cell office:value-type="float" office:value="1.05">
                <text:p>1.05</text:p>
              </table:table-cell>
              <table:table-cell office:value-type="float" office:value="0.1985196">
                <text:p>0.1985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5">
                <text:p>1.15</text:p>
              </table:table-cell>
              <table:table-cell office:value-type="float" office:value="0.2052947">
                <text:p>0.2052947</text:p>
              </table:table-cell>
              <table:table-cell office:value-type="float" office:value="1.15">
                <text:p>1.15</text:p>
              </table:table-cell>
              <table:table-cell office:value-type="float" office:value="0.001890606">
                <text:p>0.001890606</text:p>
              </table:table-cell>
              <table:table-cell office:value-type="float" office:value="1.15">
                <text:p>1.15</text:p>
              </table:table-cell>
              <table:table-cell office:value-type="float" office:value="0.001512081">
                <text:p>0.001512081</text:p>
              </table:table-cell>
              <table:table-cell office:value-type="float" office:value="1.15">
                <text:p>1.15</text:p>
              </table:table-cell>
              <table:table-cell office:value-type="float" office:value="0.1992635">
                <text:p>0.1992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5">
                <text:p>1.25</text:p>
              </table:table-cell>
              <table:table-cell office:value-type="float" office:value="0.2077838">
                <text:p>0.2077838</text:p>
              </table:table-cell>
              <table:table-cell office:value-type="float" office:value="1.25">
                <text:p>1.25</text:p>
              </table:table-cell>
              <table:table-cell office:value-type="float" office:value="0.001836109">
                <text:p>0.001836109</text:p>
              </table:table-cell>
              <table:table-cell office:value-type="float" office:value="1.25">
                <text:p>1.25</text:p>
              </table:table-cell>
              <table:table-cell office:value-type="float" office:value="0.00138812">
                <text:p>0.00138812</text:p>
              </table:table-cell>
              <table:table-cell office:value-type="float" office:value="1.25">
                <text:p>1.25</text:p>
              </table:table-cell>
              <table:table-cell office:value-type="float" office:value="0.1994449">
                <text:p>0.1994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5">
                <text:p>1.35</text:p>
              </table:table-cell>
              <table:table-cell office:value-type="float" office:value="0.2111403">
                <text:p>0.2111403</text:p>
              </table:table-cell>
              <table:table-cell office:value-type="float" office:value="1.35">
                <text:p>1.35</text:p>
              </table:table-cell>
              <table:table-cell office:value-type="float" office:value="0.0016874">
                <text:p>0.0016874</text:p>
              </table:table-cell>
              <table:table-cell office:value-type="float" office:value="1.35">
                <text:p>1.35</text:p>
              </table:table-cell>
              <table:table-cell office:value-type="float" office:value="0.001346457">
                <text:p>0.001346457</text:p>
              </table:table-cell>
              <table:table-cell office:value-type="float" office:value="1.35">
                <text:p>1.35</text:p>
              </table:table-cell>
              <table:table-cell office:value-type="float" office:value="0.2000727">
                <text:p>0.2000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5">
                <text:p>1.45</text:p>
              </table:table-cell>
              <table:table-cell office:value-type="float" office:value="0.2133789">
                <text:p>0.2133789</text:p>
              </table:table-cell>
              <table:table-cell office:value-type="float" office:value="1.45">
                <text:p>1.45</text:p>
              </table:table-cell>
              <table:table-cell office:value-type="float" office:value="0.001519849">
                <text:p>0.001519849</text:p>
              </table:table-cell>
              <table:table-cell office:value-type="float" office:value="1.45">
                <text:p>1.45</text:p>
              </table:table-cell>
              <table:table-cell office:value-type="float" office:value="0.001198929">
                <text:p>0.001198929</text:p>
              </table:table-cell>
              <table:table-cell office:value-type="float" office:value="1.45">
                <text:p>1.45</text:p>
              </table:table-cell>
              <table:table-cell office:value-type="float" office:value="0.200037">
                <text:p>0.200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5">
                <text:p>1.55</text:p>
              </table:table-cell>
              <table:table-cell office:value-type="float" office:value="0.2162298">
                <text:p>0.2162298</text:p>
              </table:table-cell>
              <table:table-cell office:value-type="float" office:value="1.55">
                <text:p>1.55</text:p>
              </table:table-cell>
              <table:table-cell office:value-type="float" office:value="0.001308284">
                <text:p>0.001308284</text:p>
              </table:table-cell>
              <table:table-cell office:value-type="float" office:value="1.55">
                <text:p>1.55</text:p>
              </table:table-cell>
              <table:table-cell office:value-type="float" office:value="0.001002064">
                <text:p>0.001002064</text:p>
              </table:table-cell>
              <table:table-cell office:value-type="float" office:value="1.55">
                <text:p>1.55</text:p>
              </table:table-cell>
              <table:table-cell office:value-type="float" office:value="0.200168">
                <text:p>0.200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5">
                <text:p>1.65</text:p>
              </table:table-cell>
              <table:table-cell office:value-type="float" office:value="0.2180399">
                <text:p>0.2180399</text:p>
              </table:table-cell>
              <table:table-cell office:value-type="float" office:value="1.65">
                <text:p>1.65</text:p>
              </table:table-cell>
              <table:table-cell office:value-type="float" office:value="0.00127467">
                <text:p>0.00127467</text:p>
              </table:table-cell>
              <table:table-cell office:value-type="float" office:value="1.65">
                <text:p>1.65</text:p>
              </table:table-cell>
              <table:table-cell office:value-type="float" office:value="0.001001803">
                <text:p>0.001001803</text:p>
              </table:table-cell>
              <table:table-cell office:value-type="float" office:value="1.65">
                <text:p>1.65</text:p>
              </table:table-cell>
              <table:table-cell office:value-type="float" office:value="0.2017106">
                <text:p>0.2017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0.2220211">
                <text:p>0.2220211</text:p>
              </table:table-cell>
              <table:table-cell office:value-type="float" office:value="1.75">
                <text:p>1.75</text:p>
              </table:table-cell>
              <table:table-cell office:value-type="float" office:value="0.001303548">
                <text:p>0.001303548</text:p>
              </table:table-cell>
              <table:table-cell office:value-type="float" office:value="1.75">
                <text:p>1.75</text:p>
              </table:table-cell>
              <table:table-cell office:value-type="float" office:value="0.001012789">
                <text:p>0.001012789</text:p>
              </table:table-cell>
              <table:table-cell office:value-type="float" office:value="1.75">
                <text:p>1.75</text:p>
              </table:table-cell>
              <table:table-cell office:value-type="float" office:value="0.2022098">
                <text:p>0.2022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5">
                <text:p>1.85</text:p>
              </table:table-cell>
              <table:table-cell office:value-type="float" office:value="0.2246939">
                <text:p>0.2246939</text:p>
              </table:table-cell>
              <table:table-cell office:value-type="float" office:value="1.85">
                <text:p>1.85</text:p>
              </table:table-cell>
              <table:table-cell office:value-type="float" office:value="0.00111128">
                <text:p>0.00111128</text:p>
              </table:table-cell>
              <table:table-cell office:value-type="float" office:value="1.85">
                <text:p>1.85</text:p>
              </table:table-cell>
              <table:table-cell office:value-type="float" office:value="0.0009396476">
                <text:p>0.0009396476</text:p>
              </table:table-cell>
              <table:table-cell office:value-type="float" office:value="1.85">
                <text:p>1.85</text:p>
              </table:table-cell>
              <table:table-cell office:value-type="float" office:value="0.2025674">
                <text:p>0.2025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5">
                <text:p>1.95</text:p>
              </table:table-cell>
              <table:table-cell office:value-type="float" office:value="0.228635">
                <text:p>0.228635</text:p>
              </table:table-cell>
              <table:table-cell office:value-type="float" office:value="1.95">
                <text:p>1.95</text:p>
              </table:table-cell>
              <table:table-cell office:value-type="float" office:value="0.00109601">
                <text:p>0.00109601</text:p>
              </table:table-cell>
              <table:table-cell office:value-type="float" office:value="1.95">
                <text:p>1.95</text:p>
              </table:table-cell>
              <table:table-cell office:value-type="float" office:value="0.0008214351">
                <text:p>0.0008214351</text:p>
              </table:table-cell>
              <table:table-cell office:value-type="float" office:value="1.95">
                <text:p>1.95</text:p>
              </table:table-cell>
              <table:table-cell office:value-type="float" office:value="0.2033199">
                <text:p>0.2033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5">
                <text:p>2.05</text:p>
              </table:table-cell>
              <table:table-cell office:value-type="float" office:value="0.230606">
                <text:p>0.230606</text:p>
              </table:table-cell>
              <table:table-cell office:value-type="float" office:value="2.05">
                <text:p>2.05</text:p>
              </table:table-cell>
              <table:table-cell office:value-type="float" office:value="0.0009353787">
                <text:p>0.0009353787</text:p>
              </table:table-cell>
              <table:table-cell office:value-type="float" office:value="2.05">
                <text:p>2.05</text:p>
              </table:table-cell>
              <table:table-cell office:value-type="float" office:value="0.0007398105">
                <text:p>0.0007398105</text:p>
              </table:table-cell>
              <table:table-cell office:value-type="float" office:value="2.05">
                <text:p>2.05</text:p>
              </table:table-cell>
              <table:table-cell office:value-type="float" office:value="0.2030765">
                <text:p>0.20307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5">
                <text:p>2.15</text:p>
              </table:table-cell>
              <table:table-cell office:value-type="float" office:value="0.2334104">
                <text:p>0.2334104</text:p>
              </table:table-cell>
              <table:table-cell office:value-type="float" office:value="2.15">
                <text:p>2.15</text:p>
              </table:table-cell>
              <table:table-cell office:value-type="float" office:value="0.000967555">
                <text:p>0.000967555</text:p>
              </table:table-cell>
              <table:table-cell office:value-type="float" office:value="2.15">
                <text:p>2.15</text:p>
              </table:table-cell>
              <table:table-cell office:value-type="float" office:value="0.000695899">
                <text:p>0.000695899</text:p>
              </table:table-cell>
              <table:table-cell office:value-type="float" office:value="2.15">
                <text:p>2.15</text:p>
              </table:table-cell>
              <table:table-cell office:value-type="float" office:value="0.2043007">
                <text:p>0.2043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5">
                <text:p>2.25</text:p>
              </table:table-cell>
              <table:table-cell office:value-type="float" office:value="0.2348715">
                <text:p>0.2348715</text:p>
              </table:table-cell>
              <table:table-cell office:value-type="float" office:value="2.25">
                <text:p>2.25</text:p>
              </table:table-cell>
              <table:table-cell office:value-type="float" office:value="0.0008770034">
                <text:p>0.0008770034</text:p>
              </table:table-cell>
              <table:table-cell office:value-type="float" office:value="2.25">
                <text:p>2.25</text:p>
              </table:table-cell>
              <table:table-cell office:value-type="float" office:value="0.000739061">
                <text:p>0.000739061</text:p>
              </table:table-cell>
              <table:table-cell office:value-type="float" office:value="2.25">
                <text:p>2.25</text:p>
              </table:table-cell>
              <table:table-cell office:value-type="float" office:value="0.2037211">
                <text:p>0.20372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5">
                <text:p>2.35</text:p>
              </table:table-cell>
              <table:table-cell office:value-type="float" office:value="0.2394892">
                <text:p>0.2394892</text:p>
              </table:table-cell>
              <table:table-cell office:value-type="float" office:value="2.35">
                <text:p>2.35</text:p>
              </table:table-cell>
              <table:table-cell office:value-type="float" office:value="0.0008139537">
                <text:p>0.0008139537</text:p>
              </table:table-cell>
              <table:table-cell office:value-type="float" office:value="2.35">
                <text:p>2.35</text:p>
              </table:table-cell>
              <table:table-cell office:value-type="float" office:value="0.000611807">
                <text:p>0.000611807</text:p>
              </table:table-cell>
              <table:table-cell office:value-type="float" office:value="2.35">
                <text:p>2.35</text:p>
              </table:table-cell>
              <table:table-cell office:value-type="float" office:value="0.205091">
                <text:p>0.205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5">
                <text:p>2.45</text:p>
              </table:table-cell>
              <table:table-cell office:value-type="float" office:value="0.2386031">
                <text:p>0.2386031</text:p>
              </table:table-cell>
              <table:table-cell office:value-type="float" office:value="2.45">
                <text:p>2.45</text:p>
              </table:table-cell>
              <table:table-cell office:value-type="float" office:value="0.0008056254">
                <text:p>0.0008056254</text:p>
              </table:table-cell>
              <table:table-cell office:value-type="float" office:value="2.45">
                <text:p>2.45</text:p>
              </table:table-cell>
              <table:table-cell office:value-type="float" office:value="0.0006173736">
                <text:p>0.0006173736</text:p>
              </table:table-cell>
              <table:table-cell office:value-type="float" office:value="2.45">
                <text:p>2.45</text:p>
              </table:table-cell>
              <table:table-cell office:value-type="float" office:value="0.2045441">
                <text:p>0.2045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5">
                <text:p>2.55</text:p>
              </table:table-cell>
              <table:table-cell office:value-type="float" office:value="0.2395551">
                <text:p>0.2395551</text:p>
              </table:table-cell>
              <table:table-cell office:value-type="float" office:value="2.55">
                <text:p>2.55</text:p>
              </table:table-cell>
              <table:table-cell office:value-type="float" office:value="0.0006354923">
                <text:p>0.0006354923</text:p>
              </table:table-cell>
              <table:table-cell office:value-type="float" office:value="2.55">
                <text:p>2.55</text:p>
              </table:table-cell>
              <table:table-cell office:value-type="float" office:value="0.0005921541">
                <text:p>0.0005921541</text:p>
              </table:table-cell>
              <table:table-cell office:value-type="float" office:value="2.55">
                <text:p>2.55</text:p>
              </table:table-cell>
              <table:table-cell office:value-type="float" office:value="0.2048406">
                <text:p>0.2048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5">
                <text:p>2.65</text:p>
              </table:table-cell>
              <table:table-cell office:value-type="float" office:value="0.2394343">
                <text:p>0.2394343</text:p>
              </table:table-cell>
              <table:table-cell office:value-type="float" office:value="2.65">
                <text:p>2.65</text:p>
              </table:table-cell>
              <table:table-cell office:value-type="float" office:value="0.0007453799">
                <text:p>0.0007453799</text:p>
              </table:table-cell>
              <table:table-cell office:value-type="float" office:value="2.65">
                <text:p>2.65</text:p>
              </table:table-cell>
              <table:table-cell office:value-type="float" office:value="0.0005633429">
                <text:p>0.0005633429</text:p>
              </table:table-cell>
              <table:table-cell office:value-type="float" office:value="2.65">
                <text:p>2.65</text:p>
              </table:table-cell>
              <table:table-cell office:value-type="float" office:value="0.2061749">
                <text:p>0.2061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5">
                <text:p>2.75</text:p>
              </table:table-cell>
              <table:table-cell office:value-type="float" office:value="0.2395704">
                <text:p>0.2395704</text:p>
              </table:table-cell>
              <table:table-cell office:value-type="float" office:value="2.75">
                <text:p>2.75</text:p>
              </table:table-cell>
              <table:table-cell office:value-type="float" office:value="0.000638995">
                <text:p>0.000638995</text:p>
              </table:table-cell>
              <table:table-cell office:value-type="float" office:value="2.75">
                <text:p>2.75</text:p>
              </table:table-cell>
              <table:table-cell office:value-type="float" office:value="0.0005144589">
                <text:p>0.0005144589</text:p>
              </table:table-cell>
              <table:table-cell office:value-type="float" office:value="2.75">
                <text:p>2.75</text:p>
              </table:table-cell>
              <table:table-cell office:value-type="float" office:value="0.205429">
                <text:p>0.205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5">
                <text:p>2.85</text:p>
              </table:table-cell>
              <table:table-cell office:value-type="float" office:value="0.2380764">
                <text:p>0.2380764</text:p>
              </table:table-cell>
              <table:table-cell office:value-type="float" office:value="2.85">
                <text:p>2.85</text:p>
              </table:table-cell>
              <table:table-cell office:value-type="float" office:value="0.0006521077">
                <text:p>0.0006521077</text:p>
              </table:table-cell>
              <table:table-cell office:value-type="float" office:value="2.85">
                <text:p>2.85</text:p>
              </table:table-cell>
              <table:table-cell office:value-type="float" office:value="0.0004330344">
                <text:p>0.0004330344</text:p>
              </table:table-cell>
              <table:table-cell office:value-type="float" office:value="2.85">
                <text:p>2.85</text:p>
              </table:table-cell>
              <table:table-cell office:value-type="float" office:value="0.2063081">
                <text:p>0.20630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5">
                <text:p>2.95</text:p>
              </table:table-cell>
              <table:table-cell office:value-type="float" office:value="0.2358035">
                <text:p>0.2358035</text:p>
              </table:table-cell>
              <table:table-cell office:value-type="float" office:value="2.95">
                <text:p>2.95</text:p>
              </table:table-cell>
              <table:table-cell office:value-type="float" office:value="0.0005837631">
                <text:p>0.0005837631</text:p>
              </table:table-cell>
              <table:table-cell office:value-type="float" office:value="2.95">
                <text:p>2.95</text:p>
              </table:table-cell>
              <table:table-cell office:value-type="float" office:value="0.0004997526">
                <text:p>0.0004997526</text:p>
              </table:table-cell>
              <table:table-cell office:value-type="float" office:value="2.95">
                <text:p>2.95</text:p>
              </table:table-cell>
              <table:table-cell office:value-type="float" office:value="0.2057584">
                <text:p>0.2057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5">
                <text:p>3.05</text:p>
              </table:table-cell>
              <table:table-cell office:value-type="float" office:value="0.2303796">
                <text:p>0.2303796</text:p>
              </table:table-cell>
              <table:table-cell office:value-type="float" office:value="3.05">
                <text:p>3.05</text:p>
              </table:table-cell>
              <table:table-cell office:value-type="float" office:value="0.0005682488">
                <text:p>0.0005682488</text:p>
              </table:table-cell>
              <table:table-cell office:value-type="float" office:value="3.05">
                <text:p>3.05</text:p>
              </table:table-cell>
              <table:table-cell office:value-type="float" office:value="0.0004460747">
                <text:p>0.0004460747</text:p>
              </table:table-cell>
              <table:table-cell office:value-type="float" office:value="3.05">
                <text:p>3.05</text:p>
              </table:table-cell>
              <table:table-cell office:value-type="float" office:value="0.2069002">
                <text:p>0.2069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5">
                <text:p>3.15</text:p>
              </table:table-cell>
              <table:table-cell office:value-type="float" office:value="0.2252357">
                <text:p>0.2252357</text:p>
              </table:table-cell>
              <table:table-cell office:value-type="float" office:value="3.15">
                <text:p>3.15</text:p>
              </table:table-cell>
              <table:table-cell office:value-type="float" office:value="0.0004663076">
                <text:p>0.0004663076</text:p>
              </table:table-cell>
              <table:table-cell office:value-type="float" office:value="3.15">
                <text:p>3.15</text:p>
              </table:table-cell>
              <table:table-cell office:value-type="float" office:value="0.0003854507">
                <text:p>0.0003854507</text:p>
              </table:table-cell>
              <table:table-cell office:value-type="float" office:value="3.15">
                <text:p>3.15</text:p>
              </table:table-cell>
              <table:table-cell office:value-type="float" office:value="0.2066016">
                <text:p>0.2066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5">
                <text:p>3.25</text:p>
              </table:table-cell>
              <table:table-cell office:value-type="float" office:value="0.2201741">
                <text:p>0.2201741</text:p>
              </table:table-cell>
              <table:table-cell office:value-type="float" office:value="3.25">
                <text:p>3.25</text:p>
              </table:table-cell>
              <table:table-cell office:value-type="float" office:value="0.000539225">
                <text:p>0.000539225</text:p>
              </table:table-cell>
              <table:table-cell office:value-type="float" office:value="3.25">
                <text:p>3.25</text:p>
              </table:table-cell>
              <table:table-cell office:value-type="float" office:value="0.0003951912">
                <text:p>0.0003951912</text:p>
              </table:table-cell>
              <table:table-cell office:value-type="float" office:value="3.25">
                <text:p>3.25</text:p>
              </table:table-cell>
              <table:table-cell office:value-type="float" office:value="0.2066108">
                <text:p>0.2066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5">
                <text:p>3.35</text:p>
              </table:table-cell>
              <table:table-cell office:value-type="float" office:value="0.213448">
                <text:p>0.213448</text:p>
              </table:table-cell>
              <table:table-cell office:value-type="float" office:value="3.35">
                <text:p>3.35</text:p>
              </table:table-cell>
              <table:table-cell office:value-type="float" office:value="0.0004597187">
                <text:p>0.0004597187</text:p>
              </table:table-cell>
              <table:table-cell office:value-type="float" office:value="3.35">
                <text:p>3.35</text:p>
              </table:table-cell>
              <table:table-cell office:value-type="float" office:value="0.0003587193">
                <text:p>0.0003587193</text:p>
              </table:table-cell>
              <table:table-cell office:value-type="float" office:value="3.35">
                <text:p>3.35</text:p>
              </table:table-cell>
              <table:table-cell office:value-type="float" office:value="0.2084338">
                <text:p>0.2084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5">
                <text:p>3.45</text:p>
              </table:table-cell>
              <table:table-cell office:value-type="float" office:value="0.2061997">
                <text:p>0.2061997</text:p>
              </table:table-cell>
              <table:table-cell office:value-type="float" office:value="3.45">
                <text:p>3.45</text:p>
              </table:table-cell>
              <table:table-cell office:value-type="float" office:value="0.0004585603">
                <text:p>0.0004585603</text:p>
              </table:table-cell>
              <table:table-cell office:value-type="float" office:value="3.45">
                <text:p>3.45</text:p>
              </table:table-cell>
              <table:table-cell office:value-type="float" office:value="0.0003811027">
                <text:p>0.0003811027</text:p>
              </table:table-cell>
              <table:table-cell office:value-type="float" office:value="3.45">
                <text:p>3.45</text:p>
              </table:table-cell>
              <table:table-cell office:value-type="float" office:value="0.2085577">
                <text:p>0.2085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5">
                <text:p>3.55</text:p>
              </table:table-cell>
              <table:table-cell office:value-type="float" office:value="0.1938923">
                <text:p>0.1938923</text:p>
              </table:table-cell>
              <table:table-cell office:value-type="float" office:value="3.55">
                <text:p>3.55</text:p>
              </table:table-cell>
              <table:table-cell office:value-type="float" office:value="0.000444584">
                <text:p>0.000444584</text:p>
              </table:table-cell>
              <table:table-cell office:value-type="float" office:value="3.55">
                <text:p>3.55</text:p>
              </table:table-cell>
              <table:table-cell office:value-type="float" office:value="0.0003215734">
                <text:p>0.0003215734</text:p>
              </table:table-cell>
              <table:table-cell office:value-type="float" office:value="3.55">
                <text:p>3.55</text:p>
              </table:table-cell>
              <table:table-cell office:value-type="float" office:value="0.208679">
                <text:p>0.2086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5">
                <text:p>3.65</text:p>
              </table:table-cell>
              <table:table-cell office:value-type="float" office:value="0.1840571">
                <text:p>0.1840571</text:p>
              </table:table-cell>
              <table:table-cell office:value-type="float" office:value="3.65">
                <text:p>3.65</text:p>
              </table:table-cell>
              <table:table-cell office:value-type="float" office:value="0.0004336342">
                <text:p>0.0004336342</text:p>
              </table:table-cell>
              <table:table-cell office:value-type="float" office:value="3.65">
                <text:p>3.65</text:p>
              </table:table-cell>
              <table:table-cell office:value-type="float" office:value="0.0003242173">
                <text:p>0.0003242173</text:p>
              </table:table-cell>
              <table:table-cell office:value-type="float" office:value="3.65">
                <text:p>3.65</text:p>
              </table:table-cell>
              <table:table-cell office:value-type="float" office:value="0.2095907">
                <text:p>0.20959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5">
                <text:p>3.75</text:p>
              </table:table-cell>
              <table:table-cell office:value-type="float" office:value="0.173147">
                <text:p>0.173147</text:p>
              </table:table-cell>
              <table:table-cell office:value-type="float" office:value="3.75">
                <text:p>3.75</text:p>
              </table:table-cell>
              <table:table-cell office:value-type="float" office:value="0.0004292683">
                <text:p>0.0004292683</text:p>
              </table:table-cell>
              <table:table-cell office:value-type="float" office:value="3.75">
                <text:p>3.75</text:p>
              </table:table-cell>
              <table:table-cell office:value-type="float" office:value="0.0002782517">
                <text:p>0.0002782517</text:p>
              </table:table-cell>
              <table:table-cell office:value-type="float" office:value="3.75">
                <text:p>3.75</text:p>
              </table:table-cell>
              <table:table-cell office:value-type="float" office:value="0.2084416">
                <text:p>0.20844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5">
                <text:p>3.85</text:p>
              </table:table-cell>
              <table:table-cell office:value-type="float" office:value="0.1588771">
                <text:p>0.1588771</text:p>
              </table:table-cell>
              <table:table-cell office:value-type="float" office:value="3.85">
                <text:p>3.85</text:p>
              </table:table-cell>
              <table:table-cell office:value-type="float" office:value="0.0003196392">
                <text:p>0.0003196392</text:p>
              </table:table-cell>
              <table:table-cell office:value-type="float" office:value="3.85">
                <text:p>3.85</text:p>
              </table:table-cell>
              <table:table-cell office:value-type="float" office:value="0.0002983712">
                <text:p>0.0002983712</text:p>
              </table:table-cell>
              <table:table-cell office:value-type="float" office:value="3.85">
                <text:p>3.85</text:p>
              </table:table-cell>
              <table:table-cell office:value-type="float" office:value="0.2092711">
                <text:p>0.2092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5">
                <text:p>3.95</text:p>
              </table:table-cell>
              <table:table-cell office:value-type="float" office:value="0.1448317">
                <text:p>0.1448317</text:p>
              </table:table-cell>
              <table:table-cell office:value-type="float" office:value="3.95">
                <text:p>3.95</text:p>
              </table:table-cell>
              <table:table-cell office:value-type="float" office:value="0.000344969">
                <text:p>0.000344969</text:p>
              </table:table-cell>
              <table:table-cell office:value-type="float" office:value="3.95">
                <text:p>3.95</text:p>
              </table:table-cell>
              <table:table-cell office:value-type="float" office:value="0.0003009566">
                <text:p>0.0003009566</text:p>
              </table:table-cell>
              <table:table-cell office:value-type="float" office:value="3.95">
                <text:p>3.95</text:p>
              </table:table-cell>
              <table:table-cell office:value-type="float" office:value="0.2085103">
                <text:p>0.20851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5">
                <text:p>4.05</text:p>
              </table:table-cell>
              <table:table-cell office:value-type="float" office:value="0.1307153">
                <text:p>0.1307153</text:p>
              </table:table-cell>
              <table:table-cell office:value-type="float" office:value="4.05">
                <text:p>4.05</text:p>
              </table:table-cell>
              <table:table-cell office:value-type="float" office:value="0.0003325344">
                <text:p>0.0003325344</text:p>
              </table:table-cell>
              <table:table-cell office:value-type="float" office:value="4.05">
                <text:p>4.05</text:p>
              </table:table-cell>
              <table:table-cell office:value-type="float" office:value="0.0002479856">
                <text:p>0.0002479856</text:p>
              </table:table-cell>
              <table:table-cell office:value-type="float" office:value="4.05">
                <text:p>4.05</text:p>
              </table:table-cell>
              <table:table-cell office:value-type="float" office:value="0.2096686">
                <text:p>0.20966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5">
                <text:p>4.15</text:p>
              </table:table-cell>
              <table:table-cell office:value-type="float" office:value="0.1151444">
                <text:p>0.1151444</text:p>
              </table:table-cell>
              <table:table-cell office:value-type="float" office:value="4.15">
                <text:p>4.15</text:p>
              </table:table-cell>
              <table:table-cell office:value-type="float" office:value="0.0003355601">
                <text:p>0.0003355601</text:p>
              </table:table-cell>
              <table:table-cell office:value-type="float" office:value="4.15">
                <text:p>4.15</text:p>
              </table:table-cell>
              <table:table-cell office:value-type="float" office:value="0.0002655011">
                <text:p>0.0002655011</text:p>
              </table:table-cell>
              <table:table-cell office:value-type="float" office:value="4.15">
                <text:p>4.15</text:p>
              </table:table-cell>
              <table:table-cell office:value-type="float" office:value="0.2091824">
                <text:p>0.2091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5">
                <text:p>4.25</text:p>
              </table:table-cell>
              <table:table-cell office:value-type="float" office:value="0.1001102">
                <text:p>0.1001102</text:p>
              </table:table-cell>
              <table:table-cell office:value-type="float" office:value="4.25">
                <text:p>4.25</text:p>
              </table:table-cell>
              <table:table-cell office:value-type="float" office:value="0.0002837921">
                <text:p>0.0002837921</text:p>
              </table:table-cell>
              <table:table-cell office:value-type="float" office:value="4.25">
                <text:p>4.25</text:p>
              </table:table-cell>
              <table:table-cell office:value-type="float" office:value="0.0002508765">
                <text:p>0.0002508765</text:p>
              </table:table-cell>
              <table:table-cell office:value-type="float" office:value="4.25">
                <text:p>4.25</text:p>
              </table:table-cell>
              <table:table-cell office:value-type="float" office:value="0.2098534">
                <text:p>0.20985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5">
                <text:p>4.35</text:p>
              </table:table-cell>
              <table:table-cell office:value-type="float" office:value="0.08396521">
                <text:p>0.08396521</text:p>
              </table:table-cell>
              <table:table-cell office:value-type="float" office:value="4.35">
                <text:p>4.35</text:p>
              </table:table-cell>
              <table:table-cell office:value-type="float" office:value="0.0002667135">
                <text:p>0.0002667135</text:p>
              </table:table-cell>
              <table:table-cell office:value-type="float" office:value="4.35">
                <text:p>4.35</text:p>
              </table:table-cell>
              <table:table-cell office:value-type="float" office:value="0.000191968">
                <text:p>0.000191968</text:p>
              </table:table-cell>
              <table:table-cell office:value-type="float" office:value="4.35">
                <text:p>4.35</text:p>
              </table:table-cell>
              <table:table-cell office:value-type="float" office:value="0.2097643">
                <text:p>0.20976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5">
                <text:p>4.45</text:p>
              </table:table-cell>
              <table:table-cell office:value-type="float" office:value="0.06937406">
                <text:p>0.06937406</text:p>
              </table:table-cell>
              <table:table-cell office:value-type="float" office:value="4.45">
                <text:p>4.45</text:p>
              </table:table-cell>
              <table:table-cell office:value-type="float" office:value="0.0002877749">
                <text:p>0.0002877749</text:p>
              </table:table-cell>
              <table:table-cell office:value-type="float" office:value="4.45">
                <text:p>4.45</text:p>
              </table:table-cell>
              <table:table-cell office:value-type="float" office:value="0.0002207316">
                <text:p>0.0002207316</text:p>
              </table:table-cell>
              <table:table-cell office:value-type="float" office:value="4.45">
                <text:p>4.45</text:p>
              </table:table-cell>
              <table:table-cell office:value-type="float" office:value="0.2108656">
                <text:p>0.2108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5">
                <text:p>4.55</text:p>
              </table:table-cell>
              <table:table-cell office:value-type="float" office:value="0.05491941">
                <text:p>0.05491941</text:p>
              </table:table-cell>
              <table:table-cell office:value-type="float" office:value="4.55">
                <text:p>4.55</text:p>
              </table:table-cell>
              <table:table-cell office:value-type="float" office:value="0.0002304862">
                <text:p>0.0002304862</text:p>
              </table:table-cell>
              <table:table-cell office:value-type="float" office:value="4.55">
                <text:p>4.55</text:p>
              </table:table-cell>
              <table:table-cell office:value-type="float" office:value="0.00021907">
                <text:p>0.00021907</text:p>
              </table:table-cell>
              <table:table-cell office:value-type="float" office:value="4.55">
                <text:p>4.55</text:p>
              </table:table-cell>
              <table:table-cell office:value-type="float" office:value="0.2101779">
                <text:p>0.2101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5">
                <text:p>4.65</text:p>
              </table:table-cell>
              <table:table-cell office:value-type="float" office:value="0.04201624">
                <text:p>0.04201624</text:p>
              </table:table-cell>
              <table:table-cell office:value-type="float" office:value="4.65">
                <text:p>4.65</text:p>
              </table:table-cell>
              <table:table-cell office:value-type="float" office:value="0.0002350087">
                <text:p>0.0002350087</text:p>
              </table:table-cell>
              <table:table-cell office:value-type="float" office:value="4.65">
                <text:p>4.65</text:p>
              </table:table-cell>
              <table:table-cell office:value-type="float" office:value="0.0002455149">
                <text:p>0.0002455149</text:p>
              </table:table-cell>
              <table:table-cell office:value-type="float" office:value="4.65">
                <text:p>4.65</text:p>
              </table:table-cell>
              <table:table-cell office:value-type="float" office:value="0.2102428">
                <text:p>0.2102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5">
                <text:p>4.75</text:p>
              </table:table-cell>
              <table:table-cell office:value-type="float" office:value="0.03096934">
                <text:p>0.03096934</text:p>
              </table:table-cell>
              <table:table-cell office:value-type="float" office:value="4.75">
                <text:p>4.75</text:p>
              </table:table-cell>
              <table:table-cell office:value-type="float" office:value="0.0002058888">
                <text:p>0.0002058888</text:p>
              </table:table-cell>
              <table:table-cell office:value-type="float" office:value="4.75">
                <text:p>4.75</text:p>
              </table:table-cell>
              <table:table-cell office:value-type="float" office:value="0.0002127591">
                <text:p>0.0002127591</text:p>
              </table:table-cell>
              <table:table-cell office:value-type="float" office:value="4.75">
                <text:p>4.75</text:p>
              </table:table-cell>
              <table:table-cell office:value-type="float" office:value="0.2107938">
                <text:p>0.21079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5">
                <text:p>4.85</text:p>
              </table:table-cell>
              <table:table-cell office:value-type="float" office:value="0.02244555">
                <text:p>0.02244555</text:p>
              </table:table-cell>
              <table:table-cell office:value-type="float" office:value="4.85">
                <text:p>4.85</text:p>
              </table:table-cell>
              <table:table-cell office:value-type="float" office:value="0.0002311056">
                <text:p>0.0002311056</text:p>
              </table:table-cell>
              <table:table-cell office:value-type="float" office:value="4.85">
                <text:p>4.85</text:p>
              </table:table-cell>
              <table:table-cell office:value-type="float" office:value="0.0001801107">
                <text:p>0.0001801107</text:p>
              </table:table-cell>
              <table:table-cell office:value-type="float" office:value="4.85">
                <text:p>4.85</text:p>
              </table:table-cell>
              <table:table-cell office:value-type="float" office:value="0.2098412">
                <text:p>0.2098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5">
                <text:p>4.95</text:p>
              </table:table-cell>
              <table:table-cell office:value-type="float" office:value="0.01465199">
                <text:p>0.01465199</text:p>
              </table:table-cell>
              <table:table-cell office:value-type="float" office:value="4.95">
                <text:p>4.95</text:p>
              </table:table-cell>
              <table:table-cell office:value-type="float" office:value="0.0002348473">
                <text:p>0.0002348473</text:p>
              </table:table-cell>
              <table:table-cell office:value-type="float" office:value="4.95">
                <text:p>4.95</text:p>
              </table:table-cell>
              <table:table-cell office:value-type="float" office:value="0.0001727204">
                <text:p>0.0001727204</text:p>
              </table:table-cell>
              <table:table-cell office:value-type="float" office:value="4.95">
                <text:p>4.95</text:p>
              </table:table-cell>
              <table:table-cell office:value-type="float" office:value="0.2074417">
                <text:p>0.20744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09197">
                <text:p>0.350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